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umberland1" svg:font-family="Cumberland, 'Courier New', 'Bitstream Vera Sans Mono', Courier, 'Lucida Sans Typewriter', 'Lucida Typewriter', Monaco, Monospaced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7.602cm"/>
    </style:style>
    <style:style style:name="co4" style:family="table-column">
      <style:table-column-properties fo:break-before="auto" style:column-width="6.276cm"/>
    </style:style>
    <style:style style:name="co5" style:family="table-column">
      <style:table-column-properties fo:break-before="auto" style:column-width="3.918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4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row table:style-name="ro2">
          <table:table-cell table:style-name="ce1" office:value-type="string">
            <text:p>Name</text:p>
          </table:table-cell>
          <table:table-cell table:style-name="ce7" office:value-type="string">
            <text:p>Company Name</text:p>
          </table:table-cell>
          <table:table-cell table:style-name="ce1" office:value-type="string">
            <text:p>Email address</text:p>
          </table:table-cell>
          <table:table-cell table:style-name="ce1" office:value-type="string">
            <text:p>Date of purchase</text:p>
          </table:table-cell>
          <table:table-cell table:style-name="ce1" office:value-type="string">
            <text:p>Type of licence</text:p>
          </table:table-cell>
          <table:table-cell table:style-name="ce1" office:value-type="string">
            <text:p>Number of developers</text:p>
          </table:table-cell>
        </table:table-row>
        <table:table-row table:style-name="ro3">
          <table:table-cell table:style-name="ce2" office:value-type="string">
            <text:p>Albert Gradl</text:p>
          </table:table-cell>
          <table:table-cell table:style-name="ce2" office:value-type="string">
            <text:p>EDV Gradl</text:p>
          </table:table-cell>
          <table:table-cell table:style-name="ce2" office:value-type="string">
            <text:p>edvgradl@aol.com</text:p>
          </table:table-cell>
          <table:table-cell table:style-name="ce9" office:value-type="date" office:date-value="2005-09-23">
            <text:p>23/09/05</text:p>
          </table:table-cell>
          <table:table-cell table:style-name="ce12" office:value-type="string">
            <text:p>Pr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Gary Haywood</text:p>
          </table:table-cell>
          <table:table-cell office:value-type="string">
            <text:p>Data Systems NSW Pty Ltd</text:p>
          </table:table-cell>
          <table:table-cell office:value-type="string">
            <text:p>gary@datasystems.com.au</text:p>
          </table:table-cell>
          <table:table-cell table:style-name="ce10" office:value-type="date" office:date-value="2005-10-06">
            <text:p>06/10/05</text:p>
          </table:table-cell>
          <table:table-cell table:style-name="ce12"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ert Verhees</text:p>
          </table:table-cell>
          <table:table-cell/>
          <table:table-cell office:value-type="string">
            <text:p>bert.verhees@rosa.nl</text:p>
          </table:table-cell>
          <table:table-cell table:style-name="ce10" office:value-type="date" office:date-value="2005-10-06">
            <text:p>06/10/05</text:p>
          </table:table-cell>
          <table:table-cell table:style-name="ce12" office:value-type="string">
            <text:p>Pr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einhold Erlacher</text:p>
          </table:table-cell>
          <table:table-cell office:value-type="string">
            <text:p>Code4.IT</text:p>
          </table:table-cell>
          <table:table-cell office:value-type="string">
            <text:p>reinhold.erlacher@code4.it</text:p>
          </table:table-cell>
          <table:table-cell table:style-name="ce10" office:value-type="date" office:date-value="2005-10-06">
            <text:p>06/10/05</text:p>
          </table:table-cell>
          <table:table-cell table:style-name="ce12" office:value-type="string">
            <text:p>Pro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3" office:value-type="string">
            <text:p>Adriano Coldebella</text:p>
          </table:table-cell>
          <table:table-cell office:value-type="string">
            <text:p>Bebarmatic-sacs srl</text:p>
          </table:table-cell>
          <table:table-cell office:value-type="string">
            <text:p>coldebella@bebarmatic-sacs.com</text:p>
          </table:table-cell>
          <table:table-cell table:style-name="ce10" office:value-type="date" office:date-value="2006-02-22">
            <text:p>22/02/06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efan Klossner</text:p>
          </table:table-cell>
          <table:table-cell office:value-type="string">
            <text:p>Klossner und Partner AG</text:p>
          </table:table-cell>
          <table:table-cell office:value-type="string">
            <text:p>info@klossner.ch</text:p>
          </table:table-cell>
          <table:table-cell table:style-name="ce10" office:value-type="date" office:date-value="2006-03-08">
            <text:p>08/03/06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ed So</text:p>
          </table:table-cell>
          <table:table-cell office:value-type="string">
            <text:p>Sometrix</text:p>
          </table:table-cell>
          <table:table-cell office:value-type="string">
            <text:p>software.purchase@sometrix.com.au</text:p>
          </table:table-cell>
          <table:table-cell table:style-name="ce10" office:value-type="date" office:date-value="2006-03-08">
            <text:p>08/03/06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uillermo Alvarez Leal</text:p>
          </table:table-cell>
          <table:table-cell/>
          <table:table-cell office:value-type="string">
            <text:p>guille@gestiomar.com</text:p>
          </table:table-cell>
          <table:table-cell table:style-name="ce10" office:value-type="date" office:date-value="2006-04-21">
            <text:p>21/04/06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ssell Belding</text:p>
          </table:table-cell>
          <table:table-cell office:value-type="string">
            <text:p>Belding Computing Devices Ltd</text:p>
          </table:table-cell>
          <table:table-cell office:value-type="string">
            <text:p>russell@belding.co.nz</text:p>
          </table:table-cell>
          <table:table-cell table:style-name="ce10" office:value-type="date" office:date-value="2006-05-31">
            <text:p>31/05/06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uilio Foschi</text:p>
          </table:table-cell>
          <table:table-cell table:style-name="ce4" office:value-type="string">
            <text:p>Irel LLC </text:p>
          </table:table-cell>
          <table:table-cell office:value-type="string">
            <text:p>info@euplan.it</text:p>
          </table:table-cell>
          <table:table-cell table:style-name="ce10" office:value-type="date" office:date-value="2006-07-26">
            <text:p>26/07/06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er Regner</text:p>
          </table:table-cell>
          <table:table-cell/>
          <table:table-cell office:value-type="string">
            <text:p>peter.regner@liwest.at</text:p>
          </table:table-cell>
          <table:table-cell table:style-name="ce10" office:value-type="date" office:date-value="2007-03-05">
            <text:p>05/03/07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arrie Harland</text:p>
          </table:table-cell>
          <table:table-cell office:value-type="string">
            <text:p>FBH Associates Ltd</text:p>
          </table:table-cell>
          <table:table-cell table:style-name="ce8" office:value-type="string">
            <text:p>barrie@fbh.co.uk </text:p>
          </table:table-cell>
          <table:table-cell table:style-name="ce10" office:value-type="date" office:date-value="2007-04-03">
            <text:p>03/04/07</text:p>
          </table:table-cell>
          <table:table-cell table:style-name="ce12" office:value-type="string">
            <text:p>Pro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4" office:value-type="string">
            <text:p>Mervin Pearce </text:p>
          </table:table-cell>
          <table:table-cell table:style-name="ce4" office:value-type="string">
            <text:p>SACS</text:p>
          </table:table-cell>
          <table:table-cell office:value-type="string">
            <text:p>mervin@sacs.co.za</text:p>
          </table:table-cell>
          <table:table-cell table:style-name="ce10" office:value-type="date" office:date-value="2007-05-04">
            <text:p>04/05/07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ndrew Jackson</text:p>
          </table:table-cell>
          <table:table-cell table:style-name="ce5" office:value-type="string">
            <text:p>ECCC</text:p>
          </table:table-cell>
          <table:table-cell table:style-name="ce5" office:value-type="string">
            <text:p><text:a xlink:href="mailto:ajackson@eccc.co.za">ajackson@eccc.co.za</text:a></text:p>
          </table:table-cell>
          <table:table-cell table:style-name="ce10" office:value-type="date" office:date-value="2007-06-21">
            <text:p>21/06/07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Frank Verbinnen</text:p>
          </table:table-cell>
          <table:table-cell table:style-name="ce4" office:value-type="string">
            <text:p>Omegasoft Medical</text:p>
          </table:table-cell>
          <table:table-cell office:value-type="string">
            <text:p>frank.verbinnen@omegasoft.be</text:p>
          </table:table-cell>
          <table:table-cell table:style-name="ce10" office:value-type="date" office:date-value="2007-06-27">
            <text:p>27/06/07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5" office:value-type="string">
            <text:p>Dan Tishler</text:p>
          </table:table-cell>
          <table:table-cell office:value-type="string">
            <text:p>Control-Bit</text:p>
          </table:table-cell>
          <table:table-cell table:style-name="ce5" office:value-type="string">
            <text:p><text:a xlink:href="mailto:chen@controlbit.com">chen@controlbit.com</text:a></text:p>
          </table:table-cell>
          <table:table-cell table:style-name="ce10" office:value-type="date" office:date-value="2007-10-10">
            <text:p>10/10/07</text:p>
          </table:table-cell>
          <table:table-cell office:value-type="string">
            <text:p>Pr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etar Pejovic</text:p>
          </table:table-cell>
          <table:table-cell table:style-name="ce5" office:value-type="string">
            <text:p>AP group</text:p>
          </table:table-cell>
          <table:table-cell table:style-name="ce5" office:value-type="string">
            <text:p><text:a xlink:href="mailto:apgroup@sezampro.yu">apgroup@sezampro.yu</text:a></text:p>
          </table:table-cell>
          <table:table-cell table:style-name="ce10" office:value-type="date" office:date-value="2007-11-09">
            <text:p>09/11/07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arrie Harland</text:p>
          </table:table-cell>
          <table:table-cell office:value-type="string">
            <text:p>FBH Associates Ltd</text:p>
          </table:table-cell>
          <table:table-cell table:style-name="ce8" office:value-type="string">
            <text:p>barrie@fbh.co.uk </text:p>
          </table:table-cell>
          <table:table-cell table:style-name="ce10" office:value-type="date" office:date-value="2007-12-10">
            <text:p>10/12/07</text:p>
          </table:table-cell>
          <table:table-cell table:style-name="ce12" office:value-type="string">
            <text:p>Pr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5" office:value-type="string">
            <text:p>Gary Webster</text:p>
          </table:table-cell>
          <table:table-cell table:style-name="ce5" office:value-type="string">
            <text:p>Webtex</text:p>
          </table:table-cell>
          <table:table-cell table:style-name="ce5" office:value-type="string">
            <text:p><text:a xlink:href="mailto:gary@webtex.co.za">gary@webtex.co.za</text:a></text:p>
          </table:table-cell>
          <table:table-cell table:style-name="ce10" office:value-type="date" office:date-value="2008-03-10">
            <text:p>10/03/08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Michael Schnurrer</text:p>
          </table:table-cell>
          <table:table-cell table:style-name="ce5" office:value-type="string">
            <text:p>E-M-S Software GmbH</text:p>
          </table:table-cell>
          <table:table-cell table:style-name="ce5" office:value-type="string">
            <text:p><text:a xlink:href="mailto:E-M-S@t-online.de">E-M-S@t-online.de</text:a></text:p>
          </table:table-cell>
          <table:table-cell table:style-name="ce10" office:value-type="date" office:date-value="2008-05-23">
            <text:p>23/05/08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Monte Carver</text:p>
          </table:table-cell>
          <table:table-cell table:style-name="ce5" office:value-type="string">
            <text:p>sZenCorp</text:p>
          </table:table-cell>
          <table:table-cell table:style-name="ce5" office:value-type="string">
            <text:p><text:a xlink:href="mailto:Monte@szencorp.com">Monte@szencorp.com</text:a></text:p>
          </table:table-cell>
          <table:table-cell table:style-name="ce10" office:value-type="date" office:date-value="2008-06-09">
            <text:p>09/06/08</text:p>
          </table:table-cell>
          <table:table-cell office:value-type="string">
            <text:p>Pr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Mauritius Thinnes</text:p>
          </table:table-cell>
          <table:table-cell office:value-type="string">
            <text:p>keeny GmbH</text:p>
          </table:table-cell>
          <table:table-cell office:value-type="string">
            <text:p>M.Thinnes@keeny.de</text:p>
          </table:table-cell>
          <table:table-cell table:style-name="ce10" office:value-type="date" office:date-value="2011-04-05">
            <text:p>05/04/11</text:p>
          </table:table-cell>
          <table:table-cell table:style-name="ce12" office:value-type="string">
            <text:p>Pro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6" office:value-type="string">
            <text:p>Bruce Eglington</text:p>
          </table:table-cell>
          <table:table-cell table:style-name="ce5" office:value-type="string">
            <text:p>University of Saskatchewan</text:p>
          </table:table-cell>
          <table:table-cell table:style-name="ce5" office:value-type="string">
            <text:p><text:a xlink:href="mailto:bruce.eglington@usask.ca">bruce.eglington@usask.ca</text:a></text:p>
          </table:table-cell>
          <table:table-cell table:style-name="ce10" office:value-type="date" office:date-value="2008-11-21">
            <text:p>21/11/08</text:p>
          </table:table-cell>
          <table:table-cell office:value-type="string">
            <text:p>Pr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hilip Horst</text:p>
          </table:table-cell>
          <table:table-cell table:style-name="ce5" office:value-type="string">
            <text:p>Integral Design Software</text:p>
          </table:table-cell>
          <table:table-cell table:style-name="ce5" office:value-type="string">
            <text:p><text:a xlink:href="mailto:philhorst@verizon.net">philhorst@verizon.net</text:a></text:p>
          </table:table-cell>
          <table:table-cell table:style-name="ce10" office:value-type="date" office:date-value="2009-09-30">
            <text:p>30/09/09</text:p>
          </table:table-cell>
          <table:table-cell office:value-type="string">
            <text:p>Pro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5" office:value-type="string">
            <text:p>Ramamurthy Venkatesh</text:p>
          </table:table-cell>
          <table:table-cell office:value-type="string">
            <text:p>Venkatesh</text:p>
          </table:table-cell>
          <table:table-cell table:style-name="ce5" office:value-type="string">
            <text:p><text:a xlink:href="mailto:venkatesh@informaticusa.net">venkatesh@informaticusa.net</text:a></text:p>
          </table:table-cell>
          <table:table-cell table:style-name="ce10" office:value-type="date" office:date-value="2009-10-06">
            <text:p>06/10/09</text:p>
          </table:table-cell>
          <table:table-cell office:value-type="string">
            <text:p>Pr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Hanspeter Huber</text:p>
          </table:table-cell>
          <table:table-cell table:style-name="ce5" office:value-type="string">
            <text:p>CS-Computer Software</text:p>
          </table:table-cell>
          <table:table-cell table:style-name="ce5" office:value-type="string">
            <text:p><text:a xlink:href="mailto:hp.huber@cs-software.ch">hp.huber@cs-software.ch</text:a></text:p>
          </table:table-cell>
          <table:table-cell table:style-name="ce10" office:value-type="date" office:date-value="2009-10-30">
            <text:p>30/10/09</text:p>
          </table:table-cell>
          <table:table-cell office:value-type="string">
            <text:p>Pro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5" office:value-type="string">
            <text:p>Thomas Mayer </text:p>
          </table:table-cell>
          <table:table-cell table:style-name="ce5" office:value-type="string">
            <text:p>maytec.net GmbH</text:p>
          </table:table-cell>
          <table:table-cell table:style-name="ce5" office:value-type="string">
            <text:p><text:a xlink:href="mailto:thomas.mayer@maytec.net">thomas.mayer@maytec.net</text:a></text:p>
          </table:table-cell>
          <table:table-cell table:style-name="ce10" office:value-type="date" office:date-value="2009-11-16">
            <text:p>16/11/09</text:p>
          </table:table-cell>
          <table:table-cell office:value-type="string">
            <text:p>Pr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dson Murilo Maestri </text:p>
          </table:table-cell>
          <table:table-cell table:style-name="ce5" office:value-type="string">
            <text:p>Maestri Comércio e Serviços LTDA</text:p>
          </table:table-cell>
          <table:table-cell table:style-name="ce5" office:value-type="string">
            <text:p><text:a xlink:href="mailto:edson@mestresistemas.com.br">edson@mestresistemas.com.br</text:a></text:p>
          </table:table-cell>
          <table:table-cell table:style-name="ce10" office:value-type="date" office:date-value="2011-09-10">
            <text:p>10/09/11</text:p>
          </table:table-cell>
          <table:table-cell office:value-type="string">
            <text:p>Pr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Francisco Xavier Gonzalez Quezada</text:p>
          </table:table-cell>
          <table:table-cell/>
          <table:table-cell table:style-name="ce5" office:value-type="string">
            <text:p><text:a xlink:href="mailto:destec@telennia.net">destec@telennia.net</text:a></text:p>
          </table:table-cell>
          <table:table-cell table:style-name="ce10" office:value-type="date" office:date-value="2010-11-12">
            <text:p>12/11/10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rel Janecek</text:p>
          </table:table-cell>
          <table:table-cell office:value-type="string">
            <text:p>YAMACO Software</text:p>
          </table:table-cell>
          <table:table-cell office:value-type="string">
            <text:p>yamaco@yamaco.cz</text:p>
          </table:table-cell>
          <table:table-cell table:style-name="ce10" office:value-type="date" office:date-value="2011-03-23">
            <text:p>23/03/11</text:p>
          </table:table-cell>
          <table:table-cell office:value-type="string">
            <text:p>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5" table:number-columns-repeated="3"/>
          <table:table-cell table:style-name="ce10"/>
          <table:table-cell table:number-columns-repeated="2"/>
        </table:table-row>
        <table:table-row table:style-name="ro1" table:number-rows-repeated="655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F3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1" svg:font-family="Cumberland, 'Courier New', 'Bitstream Vera Sans Mono', Courier, 'Lucida Sans Typewriter', 'Lucida Typewriter', Monaco, Monospaced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5/04/2011</text:date>, <text:time>10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35H38M23S</meta:editing-duration>
    <meta:editing-cycles>13</meta:editing-cycles>
    <meta:generator>OpenOffice.org/3.2$Win32 OpenOffice.org_project/320m18$Build-9502</meta:generator>
    <dc:date>2011-04-05T10:19:58.63</dc:date>
    <dc:creator>Jonathan Neve</dc:creator>
    <meta:document-statistic meta:table-count="3" meta:cell-count="182" meta:object-count="0"/>
    <meta:user-defined meta:name="Info 1"/>
    <meta:user-defined meta:name="Info 2"/>
    <meta:user-defined meta:name="Info 3"/>
    <meta:user-defined meta:name="Info 4"/>
  </office:meta>
</office:document-meta>
</file>